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26_12-06-21_000.jpg</text:p>
          </table:table-cell>
          <table:table-cell table:style-name="ce19" office:value-type="string">
            <text:p>:m RES 1-2*2 / free# JVEMV6 68#_77:1 / 68. theoretical-physics(tp) / w=(f(x)=1/(1+x));(d/dx=ipx/ħ);(f(x)=exp(-x^(-2))),topics=マクローリン展開：極限,other=~,s=~,i=~,doc=r-5-2~4#6</text:p>
          </table:table-cell>
          <table:table-cell table:style-name="ce19"/>
          <table:table-cell table:style-name="ce4"/>
          <table:table-cell table:style-name="ce4" office:value-type="string">
            <text:p>N-35-35-24.05548 E-139-34-54.488525</text:p>
          </table:table-cell>
          <table:table-cell table:style-name="ce38" table:formula="of:=IF([.E2]=&quot;&quot;;[.C2];CONCATENATE([.C2];&quot; / &quot;;[.E2]))" office:value-type="string" office:string-value=":m RES 1-2*2 / free# JVEMV6 68#_77:1 / 68. theoretical-physics(tp) / w=(f(x)=1/(1+x));(d/dx=ipx/ħ);(f(x)=exp(-x^(-2))),topics=マクローリン展開：極限,other=~,s=~,i=~,doc=r-5-2~4#6">
            <text:p>:m RES 1-2*2 / free# JVEMV6 68#_77:1 / 68. theoretical-physics(tp) / w=(f(x)=1/(1+x));(d/dx=ipx/ħ);(f(x)=exp(-x^(-2))),topics=マクローリン展開：極限,other=~,s=~,i=~,doc=r-5-2~4#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26_12-42-00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9.850769 E-139-34-48.610839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26_14-20-56_000.jpg</text:p>
          </table:table-cell>
          <table:table-cell table:style-name="ce19" office:value-type="string">
            <text:p>:m 東和 PHOTO / 210827f / 中目黒駅 / 目黒区中目黒プロジェクト / １名 / 丸電工業（藤木建設） / 資料：天気</text:p>
          </table:table-cell>
          <table:table-cell table:style-name="ce19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東和 PHOTO / 210827f / 中目黒駅 / 目黒区中目黒プロジェクト / １名 / 丸電工業（藤木建設） / 資料：天気">
            <text:p>:m 東和 PHOTO / 210827f / 中目黒駅 / 目黒区中目黒プロジェクト / １名 / 丸電工業（藤木建設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26_14-22-21_000.jpg</text:p>
          </table:table-cell>
          <table:table-cell table:style-name="ce19" office:value-type="string">
            <text:p>:m 東和 PHOTO / 210827f / 中目黒駅 / 目黒区中目黒プロジェクト / １名 / 丸電工業（藤木建設） / 資料：交通</text:p>
          </table:table-cell>
          <table:table-cell table:style-name="ce19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東和 PHOTO / 210827f / 中目黒駅 / 目黒区中目黒プロジェクト / １名 / 丸電工業（藤木建設） / 資料：交通">
            <text:p>:m 東和 PHOTO / 210827f / 中目黒駅 / 目黒区中目黒プロジェクト / １名 / 丸電工業（藤木建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8-26_14-53-51_000.jpg</text:p>
          </table:table-cell>
          <table:table-cell table:style-name="ce19" office:value-type="string">
            <text:p>:m RES 1*1 / free# JVEMV6 68#_77:2 / 68. theoretical-physics(tp) / w=(f_n(x)=r_0+r_1*x+r_2*x^2+...+r_n*x^n),topics=べき級数関数,other=~,s=~,i=~,doc=r-5-2~5</text:p>
          </table:table-cell>
          <table:table-cell table:style-name="ce19"/>
          <table:table-cell table:style-name="ce4"/>
          <table:table-cell table:style-name="ce4" office:value-type="string">
            <text:p>N-35-35-24.05548 E-139-34-54.488525</text:p>
          </table:table-cell>
          <table:table-cell table:style-name="ce38" table:formula="of:=IF([.E6]=&quot;&quot;;[.C6];CONCATENATE([.C6];&quot; / &quot;;[.E6]))" office:value-type="string" office:string-value=":m RES 1*1 / free# JVEMV6 68#_77:2 / 68. theoretical-physics(tp) / w=(f_n(x)=r_0+r_1*x+r_2*x^2+...+r_n*x^n),topics=べき級数関数,other=~,s=~,i=~,doc=r-5-2~5">
            <text:p>:m RES 1*1 / free# JVEMV6 68#_77:2 / 68. theoretical-physics(tp) / w=(f_n(x)=r_0+r_1*x+r_2*x^2+...+r_n*x^n),topics=べき級数関数,other=~,s=~,i=~,doc=r-5-2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26_15-35-26_000.jpg</text:p>
          </table:table-cell>
          <table:table-cell table:style-name="ce19" office:value-type="string">
            <text:p>:m 東和 PHOTO / 210827f / 中目黒駅 / 目黒区中目黒プロジェクト / １名 / 丸電工業（藤木建設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東和 PHOTO / 210827f / 中目黒駅 / 目黒区中目黒プロジェクト / １名 / 丸電工業（藤木建設） / 指示書">
            <text:p>:m 東和 PHOTO / 210827f / 中目黒駅 / 目黒区中目黒プロジェクト / １名 / 丸電工業（藤木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26_15-35-47_000.jpg</text:p>
          </table:table-cell>
          <table:table-cell table:style-name="ce19" office:value-type="string">
            <text:p>:m 東和 PHOTO / 210827f / 中目黒駅 / 目黒区中目黒プロジェクト / １名 / 丸電工業（藤木建設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東和 PHOTO / 210827f / 中目黒駅 / 目黒区中目黒プロジェクト / １名 / 丸電工業（藤木建設） / 指示書">
            <text:p>:m 東和 PHOTO / 210827f / 中目黒駅 / 目黒区中目黒プロジェクト / １名 / 丸電工業（藤木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26_15-35-53_000.jpg</text:p>
          </table:table-cell>
          <table:table-cell table:style-name="ce19" office:value-type="string">
            <text:p>:m 東和 PHOTO / 210827f / 中目黒駅 / 目黒区中目黒プロジェクト / １名 / 丸電工業（藤木建設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東和 PHOTO / 210827f / 中目黒駅 / 目黒区中目黒プロジェクト / １名 / 丸電工業（藤木建設） / 指示書">
            <text:p>:m 東和 PHOTO / 210827f / 中目黒駅 / 目黒区中目黒プロジェクト / １名 / 丸電工業（藤木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26_15-36-22_000.jpg</text:p>
          </table:table-cell>
          <table:table-cell table:style-name="ce19" office:value-type="string">
            <text:p>:m 東和 PHOTO / 210827f / 中目黒駅 / 目黒区中目黒プロジェクト / １名 / 丸電工業（藤木建設） / 指示書：地図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東和 PHOTO / 210827f / 中目黒駅 / 目黒区中目黒プロジェクト / １名 / 丸電工業（藤木建設） / 指示書：地図">
            <text:p>:m 東和 PHOTO / 210827f / 中目黒駅 / 目黒区中目黒プロジェクト / １名 / 丸電工業（藤木建設） / 指示書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26_15-36-26_000.jpg</text:p>
          </table:table-cell>
          <table:table-cell table:style-name="ce19" office:value-type="string">
            <text:p>:m 東和 PHOTO / 210827f / 中目黒駅 / 目黒区中目黒プロジェクト / １名 / 丸電工業（藤木建設） / 指示書：地図</text:p>
          </table:table-cell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東和 PHOTO / 210827f / 中目黒駅 / 目黒区中目黒プロジェクト / １名 / 丸電工業（藤木建設） / 指示書：地図">
            <text:p>:m 東和 PHOTO / 210827f / 中目黒駅 / 目黒区中目黒プロジェクト / １名 / 丸電工業（藤木建設） / 指示書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8-26_17-19-38_000.jpg</text:p>
          </table:table-cell>
          <table:table-cell table:style-name="ce19" office:value-type="string">
            <text:p>:m RES 1-2*4 / free# JVEMV6 68#_77:3 / 68. theoretical-physics(tp) / w=~,topics=べき級数：収束半径,other=i-1.1:初項、公比;i-1.2:(S_n=a*(1-r^n)/(1-r));prob+:(1/0の値；0の逆数),s=~,i=~,doc=r-6-1~4</text:p>
          </table:table-cell>
          <table:table-cell table:style-name="ce19"/>
          <table:table-cell table:style-name="ce4"/>
          <table:table-cell table:style-name="ce4" office:value-type="string">
            <text:p>N-35-35-24.28894 E-139-34-54.98291</text:p>
          </table:table-cell>
          <table:table-cell table:style-name="ce38" table:formula="of:=IF([.E12]=&quot;&quot;;[.C12];CONCATENATE([.C12];&quot; / &quot;;[.E12]))" office:value-type="string" office:string-value=":m RES 1-2*4 / free# JVEMV6 68#_77:3 / 68. theoretical-physics(tp) / w=~,topics=べき級数：収束半径,other=i-1.1:初項、公比;i-1.2:(S_n=a*(1-r^n)/(1-r));prob+:(1/0の値；0の逆数),s=~,i=~,doc=r-6-1~4">
            <text:p>:m RES 1-2*4 / free# JVEMV6 68#_77:3 / 68. theoretical-physics(tp) / w=~,topics=べき級数：収束半径,other=i-1.1:初項、公比;i-1.2:(S_n=a*(1-r^n)/(1-r));prob+:(1/0の値；0の逆数),s=~,i=~,doc=r-6-1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8-26_17-19-59_000.jpg</text:p>
          </table:table-cell>
          <table:table-cell table:style-name="ce19" office:value-type="string">
            <text:p>:m RES 3-4*4 / free# JVEMV6 68#_77:3 / 68. theoretical-physics(tp) / w=~,topics=負の数の、無限べき,other=theorem+:負の数のべき乗の、指数を基準とした、極限値：振動,s=~,i=~,doc=r-6-1~4</text:p>
          </table:table-cell>
          <table:table-cell table:style-name="ce19"/>
          <table:table-cell table:style-name="ce4"/>
          <table:table-cell table:style-name="ce4" office:value-type="string">
            <text:p>N-35-35-24.28894 E-139-34-54.98291</text:p>
          </table:table-cell>
          <table:table-cell table:style-name="ce38" table:formula="of:=IF([.E13]=&quot;&quot;;[.C13];CONCATENATE([.C13];&quot; / &quot;;[.E13]))" office:value-type="string" office:string-value=":m RES 3-4*4 / free# JVEMV6 68#_77:3 / 68. theoretical-physics(tp) / w=~,topics=負の数の、無限べき,other=theorem+:負の数のべき乗の、指数を基準とした、極限値：振動,s=~,i=~,doc=r-6-1~4">
            <text:p>:m RES 3-4*4 / free# JVEMV6 68#_77:3 / 68. theoretical-physics(tp) / w=~,topics=負の数の、無限べき,other=theorem+:負の数のべき乗の、指数を基準とした、極限値：振動,s=~,i=~,doc=r-6-1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8-26_20-07-08_000.jpg</text:p>
          </table:table-cell>
          <table:table-cell table:style-name="ce19" office:value-type="string">
            <text:p>-*</text:p>
          </table:table-cell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8-26_20-38-47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165344 E-139-34-54.708251</text:p>
          </table:table-cell>
          <table:table-cell table:style-name="ce38" table:formula="of:=IF([.E15]=&quot;&quot;;[.C15];CONCATENATE([.C15];&quot; / &quot;;[.E1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4" office:value-type="string">
            <text:p>2021-08-26_21-22-28_000.jpg</text:p>
          </table:table-cell>
          <table:table-cell table:style-name="ce19" office:value-type="string">
            <text:p>:m 東和 PHOTO / 210827f / 中目黒駅 / 目黒区中目黒プロジェクト / １名 / 丸電工業（藤木建設） / 資料：スケジュール</text:p>
          </table:table-cell>
          <table:table-cell table:style-name="ce19"/>
          <table:table-cell table:style-name="ce4"/>
          <table:table-cell table:style-name="ce4" office:value-type="string">
            <text:p>N-35-35-24.05548 E-139-34-54.488525</text:p>
          </table:table-cell>
          <table:table-cell table:style-name="ce38" table:formula="of:=IF([.E16]=&quot;&quot;;[.C16];CONCATENATE([.C16];&quot; / &quot;;[.E16]))" office:value-type="string" office:string-value=":m 東和 PHOTO / 210827f / 中目黒駅 / 目黒区中目黒プロジェクト / １名 / 丸電工業（藤木建設） / 資料：スケジュール">
            <text:p>:m 東和 PHOTO / 210827f / 中目黒駅 / 目黒区中目黒プロジェクト / １名 / 丸電工業（藤木建設） / 資料：スケジュール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string">
            <text:p>2021-08-26_21-25-57_000.jpg</text:p>
          </table:table-cell>
          <table:table-cell table:style-name="ce19" office:value-type="string">
            <text:p>:m 東和 PHOTO / 210827f / 中目黒駅 / 目黒区中目黒プロジェクト / １名 / 丸電工業（藤木建設） / 資料：地図</text:p>
          </table:table-cell>
          <table:table-cell table:style-name="ce19"/>
          <table:table-cell table:style-name="ce4"/>
          <table:table-cell table:style-name="ce4" office:value-type="string">
            <text:p>N-35-35-24.05548 E-139-34-54.488525</text:p>
          </table:table-cell>
          <table:table-cell table:style-name="ce38" table:formula="of:=IF([.E17]=&quot;&quot;;[.C17];CONCATENATE([.C17];&quot; / &quot;;[.E17]))" office:value-type="string" office:string-value=":m 東和 PHOTO / 210827f / 中目黒駅 / 目黒区中目黒プロジェクト / １名 / 丸電工業（藤木建設） / 資料：地図">
            <text:p>:m 東和 PHOTO / 210827f / 中目黒駅 / 目黒区中目黒プロジェクト / １名 / 丸電工業（藤木建設） / 資料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8-26_21-28-27_000.jpg</text:p>
          </table:table-cell>
          <table:table-cell table:style-name="ce19" office:value-type="string">
            <text:p>:m 東和 PHOTO / 210827f / 中目黒駅 / 目黒区中目黒プロジェクト / １名 / 丸電工業（藤木建設） / 資料：地図：路上</text:p>
          </table:table-cell>
          <table:table-cell table:style-name="ce18"/>
          <table:table-cell table:style-name="ce4"/>
          <table:table-cell table:style-name="ce4" office:value-type="string">
            <text:p>N-35-35-24.28894 E-139-34-54.98291</text:p>
          </table:table-cell>
          <table:table-cell table:style-name="ce38" table:formula="of:=IF([.E18]=&quot;&quot;;[.C18];CONCATENATE([.C18];&quot; / &quot;;[.E18]))" office:value-type="string" office:string-value=":m 東和 PHOTO / 210827f / 中目黒駅 / 目黒区中目黒プロジェクト / １名 / 丸電工業（藤木建設） / 資料：地図：路上">
            <text:p>:m 東和 PHOTO / 210827f / 中目黒駅 / 目黒区中目黒プロジェクト / １名 / 丸電工業（藤木建設） / 資料：地図：路上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8-26_22-24-27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4.05548 E-139-34-54.488525</text:p>
          </table:table-cell>
          <table:table-cell table:style-name="ce38" table:formula="of:=IF([.E19]=&quot;&quot;;[.C19];CONCATENATE([.C19];&quot; / &quot;;[.E19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8-26_23-40-21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7"/>
          <table:table-cell table:style-name="ce4"/>
          <table:table-cell table:style-name="ce4" office:value-type="string">
            <text:p>N-35-35-24.28894 E-139-34-54.98291</text:p>
          </table:table-cell>
          <table:table-cell table:style-name="ce38" table:formula="of:=IF([.E20]=&quot;&quot;;[.C20];CONCATENATE([.C20];&quot; / &quot;;[.E20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8-27_00-49-05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 office:value-type="string">
            <text:p>N-35-35-24.28894 E-139-34-54.98291</text:p>
          </table:table-cell>
          <table:table-cell table:style-name="ce38" table:formula="of:=IF([.E21]=&quot;&quot;;[.C21];CONCATENATE([.C21];&quot; / &quot;;[.E21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8-27_03-31-14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9"/>
          <table:table-cell table:style-name="ce4"/>
          <table:table-cell table:style-name="ce4" office:value-type="string">
            <text:p>N-35-35-24.28894 E-139-34-54.98291</text:p>
          </table:table-cell>
          <table:table-cell table:style-name="ce38" table:formula="of:=IF([.E22]=&quot;&quot;;[.C22];CONCATENATE([.C22];&quot; / &quot;;[.E22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8-27_04-16-06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 office:value-type="string">
            <text:p>N-35-35-24.28894 E-139-34-54.98291</text:p>
          </table:table-cell>
          <table:table-cell table:style-name="ce38" table:formula="of:=IF([.E23]=&quot;&quot;;[.C23];CONCATENATE([.C23];&quot; / &quot;;[.E23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8-27_05-22-29_000.jpg</text:p>
          </table:table-cell>
          <table:table-cell table:style-name="ce19" office:value-type="string">
            <text:p>:m 東和 PHOTO / 210827f / 中目黒駅 / 目黒区中目黒プロジェクト / １名 / 丸電工業（藤木建設） / 出発時間 / N-35-35-41.523742 E-139-35-15.362548</text:p>
          </table:table-cell>
          <table:table-cell table:style-name="ce19"/>
          <table:table-cell table:style-name="ce4" table:formula="of:=[.F24]" office:value-type="string" office:string-value="N-35-35-41.523742 E-139-35-15.362548">
            <text:p>N-35-35-41.523742 E-139-35-15.362548</text:p>
          </table:table-cell>
          <table:table-cell table:style-name="ce4" office:value-type="string">
            <text:p>N-35-35-41.523742 E-139-35-15.362548</text:p>
          </table:table-cell>
          <table:table-cell table:style-name="ce38" table:formula="of:=IF([.E24]=&quot;&quot;;[.C24];CONCATENATE([.C24];&quot; / &quot;;[.E24]))" office:value-type="string" office:string-value=":m 東和 PHOTO / 210827f / 中目黒駅 / 目黒区中目黒プロジェクト / １名 / 丸電工業（藤木建設） / 出発時間 / N-35-35-41.523742 E-139-35-15.362548 / N-35-35-41.523742 E-139-35-15.362548">
            <text:p>:m 東和 PHOTO / 210827f / 中目黒駅 / 目黒区中目黒プロジェクト / １名 / 丸電工業（藤木建設） / 出発時間 / N-35-35-41.523742 E-139-35-15.362548 / N-35-35-41.523742 E-139-35-15.36254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8-27_06-37-35_000.jpg</text:p>
          </table:table-cell>
          <table:table-cell table:style-name="ce19" office:value-type="string">
            <text:p>:m 東和 PHOTO / 210827f / 中目黒駅 / 目黒区中目黒プロジェクト / １名 / 丸電工業（藤木建設） / 現場状況 / N-35-38-16.128845 E-139-42-18.061523</text:p>
          </table:table-cell>
          <table:table-cell table:style-name="ce19"/>
          <table:table-cell table:style-name="ce4" table:formula="of:=[.F25]" office:value-type="string" office:string-value="N-35-38-16.128845 E-139-42-18.061523">
            <text:p>N-35-38-16.128845 E-139-42-18.061523</text:p>
          </table:table-cell>
          <table:table-cell table:style-name="ce4" office:value-type="string">
            <text:p>N-35-38-16.128845 E-139-42-18.061523</text:p>
          </table:table-cell>
          <table:table-cell table:style-name="ce38" table:formula="of:=IF([.E25]=&quot;&quot;;[.C25];CONCATENATE([.C25];&quot; / &quot;;[.E25]))" office:value-type="string" office:string-value=":m 東和 PHOTO / 210827f / 中目黒駅 / 目黒区中目黒プロジェクト / １名 / 丸電工業（藤木建設） / 現場状況 / N-35-38-16.128845 E-139-42-18.061523 / N-35-38-16.128845 E-139-42-18.061523">
            <text:p>:m 東和 PHOTO / 210827f / 中目黒駅 / 目黒区中目黒プロジェクト / １名 / 丸電工業（藤木建設） / 現場状況 / N-35-38-16.128845 E-139-42-18.061523 / N-35-38-16.128845 E-139-42-18.06152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8-27_06-37-48_000.jpg</text:p>
          </table:table-cell>
          <table:table-cell table:style-name="ce19" office:value-type="string">
            <text:p>:m 東和 PHOTO / 210827f / 中目黒駅 / 目黒区中目黒プロジェクト / １名 / 丸電工業（藤木建設） / 現場状況 / N-35-38-16.128845 E-139-42-18.061523</text:p>
          </table:table-cell>
          <table:table-cell table:style-name="ce19"/>
          <table:table-cell table:style-name="ce4" table:formula="of:=[.F26]" office:value-type="string" office:string-value="N-35-38-16.128845 E-139-42-18.061523">
            <text:p>N-35-38-16.128845 E-139-42-18.061523</text:p>
          </table:table-cell>
          <table:table-cell table:style-name="ce4" office:value-type="string">
            <text:p>N-35-38-16.128845 E-139-42-18.061523</text:p>
          </table:table-cell>
          <table:table-cell table:style-name="ce38" table:formula="of:=IF([.E26]=&quot;&quot;;[.C26];CONCATENATE([.C26];&quot; / &quot;;[.E26]))" office:value-type="string" office:string-value=":m 東和 PHOTO / 210827f / 中目黒駅 / 目黒区中目黒プロジェクト / １名 / 丸電工業（藤木建設） / 現場状況 / N-35-38-16.128845 E-139-42-18.061523 / N-35-38-16.128845 E-139-42-18.061523">
            <text:p>:m 東和 PHOTO / 210827f / 中目黒駅 / 目黒区中目黒プロジェクト / １名 / 丸電工業（藤木建設） / 現場状況 / N-35-38-16.128845 E-139-42-18.061523 / N-35-38-16.128845 E-139-42-18.06152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8-27_06-38-25_000.jpg</text:p>
          </table:table-cell>
          <table:table-cell table:style-name="ce19" office:value-type="string">
            <text:p>:m 東和 PHOTO / 210827f / 中目黒駅 / 目黒区中目黒プロジェクト / １名 / 丸電工業（藤木建設） / 現場状況 / N-35-38-19.21875 E-139-42-18.061523</text:p>
          </table:table-cell>
          <table:table-cell table:style-name="ce19"/>
          <table:table-cell table:style-name="ce4" table:formula="of:=[.F27]" office:value-type="string" office:string-value="N-35-38-19.21875 E-139-42-18.061523">
            <text:p>N-35-38-19.21875 E-139-42-18.061523</text:p>
          </table:table-cell>
          <table:table-cell table:style-name="ce4" office:value-type="string">
            <text:p>N-35-38-19.21875 E-139-42-18.061523</text:p>
          </table:table-cell>
          <table:table-cell table:style-name="ce38" table:formula="of:=IF([.E27]=&quot;&quot;;[.C27];CONCATENATE([.C27];&quot; / &quot;;[.E27]))" office:value-type="string" office:string-value=":m 東和 PHOTO / 210827f / 中目黒駅 / 目黒区中目黒プロジェクト / １名 / 丸電工業（藤木建設） / 現場状況 / N-35-38-19.21875 E-139-42-18.061523 / N-35-38-19.21875 E-139-42-18.061523">
            <text:p>:m 東和 PHOTO / 210827f / 中目黒駅 / 目黒区中目黒プロジェクト / １名 / 丸電工業（藤木建設） / 現場状況 / N-35-38-19.21875 E-139-42-18.061523 / N-35-38-19.21875 E-139-42-18.06152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8-27_06-39-26_000.jpg</text:p>
          </table:table-cell>
          <table:table-cell table:style-name="ce19" office:value-type="string">
            <text:p>:m 東和 PHOTO / 210827f / 中目黒駅 / 目黒区中目黒プロジェクト / １名 / 丸電工業（藤木建設） / 現場状況 / N-35-38-19.21875 E-139-42-18.061523</text:p>
          </table:table-cell>
          <table:table-cell table:style-name="ce19"/>
          <table:table-cell table:style-name="ce4" table:formula="of:=[.F28]" office:value-type="string" office:string-value="N-35-38-19.21875 E-139-42-18.061523">
            <text:p>N-35-38-19.21875 E-139-42-18.061523</text:p>
          </table:table-cell>
          <table:table-cell table:style-name="ce4" office:value-type="string">
            <text:p>N-35-38-19.21875 E-139-42-18.061523</text:p>
          </table:table-cell>
          <table:table-cell table:style-name="ce38" table:formula="of:=IF([.E28]=&quot;&quot;;[.C28];CONCATENATE([.C28];&quot; / &quot;;[.E28]))" office:value-type="string" office:string-value=":m 東和 PHOTO / 210827f / 中目黒駅 / 目黒区中目黒プロジェクト / １名 / 丸電工業（藤木建設） / 現場状況 / N-35-38-19.21875 E-139-42-18.061523 / N-35-38-19.21875 E-139-42-18.061523">
            <text:p>:m 東和 PHOTO / 210827f / 中目黒駅 / 目黒区中目黒プロジェクト / １名 / 丸電工業（藤木建設） / 現場状況 / N-35-38-19.21875 E-139-42-18.061523 / N-35-38-19.21875 E-139-42-18.06152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8-27_06-40-27_000.jpg</text:p>
          </table:table-cell>
          <table:table-cell table:style-name="ce19" office:value-type="string">
            <text:p>:m 東和 PHOTO / 210827f / 中目黒駅 / 目黒区中目黒プロジェクト / １名 / 丸電工業（藤木建設） / 現場状況 / N-35-38-22.43225 E-139-42-15.754394</text:p>
          </table:table-cell>
          <table:table-cell table:style-name="ce19"/>
          <table:table-cell table:style-name="ce4" table:formula="of:=[.F29]" office:value-type="string" office:string-value="N-35-38-22.43225 E-139-42-15.754394">
            <text:p>N-35-38-22.43225 E-139-42-15.754394</text:p>
          </table:table-cell>
          <table:table-cell table:style-name="ce4" office:value-type="string">
            <text:p>N-35-38-22.43225 E-139-42-15.754394</text:p>
          </table:table-cell>
          <table:table-cell table:style-name="ce38" table:formula="of:=IF([.E29]=&quot;&quot;;[.C29];CONCATENATE([.C29];&quot; / &quot;;[.E29]))" office:value-type="string" office:string-value=":m 東和 PHOTO / 210827f / 中目黒駅 / 目黒区中目黒プロジェクト / １名 / 丸電工業（藤木建設） / 現場状況 / N-35-38-22.43225 E-139-42-15.754394 / N-35-38-22.43225 E-139-42-15.754394">
            <text:p>:m 東和 PHOTO / 210827f / 中目黒駅 / 目黒区中目黒プロジェクト / １名 / 丸電工業（藤木建設） / 現場状況 / N-35-38-22.43225 E-139-42-15.754394 / N-35-38-22.43225 E-139-42-15.754394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8-27_06-59-41_000.jpg</text:p>
          </table:table-cell>
          <table:table-cell table:style-name="ce19" office:value-type="string">
            <text:p>:PHOTO 記録しておきたいもの / @宮前平駅、東和現場：中目黒駅最寄り、朝礼会場 / 掲示物 / content=コンクリート打設：周知会時の図面：打つ順番 / N-35-38-19.21875 E-139-42-18.061523</text:p>
          </table:table-cell>
          <table:table-cell table:style-name="ce19"/>
          <table:table-cell table:style-name="ce4" table:formula="of:=[.F30]" office:value-type="string" office:string-value="N-35-38-19.21875 E-139-42-18.061523">
            <text:p>N-35-38-19.21875 E-139-42-18.061523</text:p>
          </table:table-cell>
          <table:table-cell table:style-name="ce4" office:value-type="string">
            <text:p>N-35-38-19.21875 E-139-42-18.061523</text:p>
          </table:table-cell>
          <table:table-cell table:style-name="ce38" table:formula="of:=IF([.E30]=&quot;&quot;;[.C30];CONCATENATE([.C30];&quot; / &quot;;[.E30]))" office:value-type="string" office:string-value=":PHOTO 記録しておきたいもの / @宮前平駅、東和現場：中目黒駅最寄り、朝礼会場 / 掲示物 / content=コンクリート打設：周知会時の図面：打つ順番 / N-35-38-19.21875 E-139-42-18.061523 / N-35-38-19.21875 E-139-42-18.061523">
            <text:p>:PHOTO 記録しておきたいもの / @宮前平駅、東和現場：中目黒駅最寄り、朝礼会場 / 掲示物 / content=コンクリート打設：周知会時の図面：打つ順番 / N-35-38-19.21875 E-139-42-18.061523 / N-35-38-19.21875 E-139-42-18.06152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8-27_19-13-07_000.jpg</text:p>
          </table:table-cell>
          <table:table-cell table:style-name="ce19" office:value-type="string">
            <text:p>:m 東和 PHOTO / 210827f / 中目黒駅 / 目黒区中目黒プロジェクト / １名 / 丸電工業（藤木建設） / 日報</text:p>
          </table:table-cell>
          <table:table-cell table:style-name="ce19"/>
          <table:table-cell table:style-name="ce4"/>
          <table:table-cell table:style-name="ce4" office:value-type="string">
            <text:p>N-35-35-24.261474 E-139-34-54.98291</text:p>
          </table:table-cell>
          <table:table-cell table:style-name="ce38" table:formula="of:=IF([.E31]=&quot;&quot;;[.C31];CONCATENATE([.C31];&quot; / &quot;;[.E31]))" office:value-type="string" office:string-value=":m 東和 PHOTO / 210827f / 中目黒駅 / 目黒区中目黒プロジェクト / １名 / 丸電工業（藤木建設） / 日報">
            <text:p>:m 東和 PHOTO / 210827f / 中目黒駅 / 目黒区中目黒プロジェクト / １名 / 丸電工業（藤木建設） / 日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1-08-27_21-09-29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261474 E-139-34-54.98291</text:p>
          </table:table-cell>
          <table:table-cell table:style-name="ce38" table:formula="of:=IF([.E32]=&quot;&quot;;[.C32];CONCATENATE([.C32];&quot; / &quot;;[.E32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08-28_01-11-12_000.jpg</text:p>
          </table:table-cell>
          <table:table-cell table:style-name="ce19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4.261474 E-139-34-54.98291</text:p>
          </table:table-cell>
          <table:table-cell table:style-name="ce38" table:formula="of:=IF([.E33]=&quot;&quot;;[.C33];CONCATENATE([.C33];&quot; / &quot;;[.E33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1-08-28_01-11-19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4.261474 E-139-34-54.98291</text:p>
          </table:table-cell>
          <table:table-cell table:style-name="ce38" table:formula="of:=IF([.E34]=&quot;&quot;;[.C34];CONCATENATE([.C34];&quot; / &quot;;[.E34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1-08-28_10-10-54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1-08-28_10-20-19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6-1.628723 E-139-35-3.991699</text:p>
          </table:table-cell>
          <table:table-cell table:style-name="ce38" table:formula="of:=IF([.E36]=&quot;&quot;;[.C36];CONCATENATE([.C36];&quot; / &quot;;[.E3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1-08-28_10-46-24_000.jpg</text:p>
          </table:table-cell>
          <table:table-cell table:style-name="ce19" office:value-type="string">
            <text:p>:m 1*1 / math / topic=調和級数, about=極限値：発散するか,other=~,id=QR8W</text:p>
          </table:table-cell>
          <table:table-cell table:style-name="ce19"/>
          <table:table-cell table:style-name="ce4"/>
          <table:table-cell table:style-name="ce4" office:value-type="string">
            <text:p>N-35-35-23.712158 E-139-34-59.652099</text:p>
          </table:table-cell>
          <table:table-cell table:style-name="ce38" table:formula="of:=IF([.E37]=&quot;&quot;;[.C37];CONCATENATE([.C37];&quot; / &quot;;[.E37]))" office:value-type="string" office:string-value=":m 1*1 / math / topic=調和級数, about=極限値：発散するか,other=~,id=QR8W">
            <text:p>:m 1*1 / math / topic=調和級数, about=極限値：発散するか,other=~,id=QR8W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1-08-28_10-46-42_000.jpg</text:p>
          </table:table-cell>
          <table:table-cell table:style-name="ce17" office:value-type="string">
            <text:p>:m :th / topic=イエスの言葉；宗教；信仰 / content=幼子のようにならねば；oppressedの中に、真理を隠された（主は）；oppressorになると、真理が分からなくなってしまう / lang=ja</text:p>
          </table:table-cell>
          <table:table-cell table:style-name="ce19"/>
          <table:table-cell table:style-name="ce4"/>
          <table:table-cell table:style-name="ce4" office:value-type="string">
            <text:p>N-35-35-23.712158 E-139-34-59.652099</text:p>
          </table:table-cell>
          <table:table-cell table:style-name="ce38" table:formula="of:=IF([.E38]=&quot;&quot;;[.C38];CONCATENATE([.C38];&quot; / &quot;;[.E38]))" office:value-type="string" office:string-value=":m :th / topic=イエスの言葉；宗教；信仰 / content=幼子のようにならねば；oppressedの中に、真理を隠された（主は）；oppressorになると、真理が分からなくなってしまう / lang=ja">
            <text:p>:m :th / topic=イエスの言葉；宗教；信仰 / content=幼子のようにならねば；oppressedの中に、真理を隠された（主は）；oppressorになると、真理が分からなくなってしまう / lang=ja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東和 PHOTO / 210827f / 中目黒駅 / 目黒区中目黒プロジェクト / １名 / 丸電工業（藤木建設） / 現場状況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東和 PHOTO / 210827f / 中目黒駅 / 目黒区中目黒プロジェクト / １名 / 丸電工業（藤木建設） / 現場状況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東和 PHOTO / 210827f / 中目黒駅 / 目黒区中目黒プロジェクト / １名 / 丸電工業（藤木建設） / 現場状況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東和 PHOTO / 210827f / 中目黒駅 / 目黒区中目黒プロジェクト / １名 / 丸電工業（藤木建設） / 現場状況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東和 PHOTO / 210827f / 中目黒駅 / 目黒区中目黒プロジェクト / １名 / 丸電工業（藤木建設） / 現場状況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東和 PHOTO / 210827f / 中目黒駅 / 目黒区中目黒プロジェクト / １名 / 丸電工業（藤木建設） / 現場状況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しておきたいもの / @宮前平駅、東和現場：中目黒駅最寄り、朝礼会場 / 掲示物 / content=コンクリート打設：周知会時の図面：打つ順番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8">2021/08/28</text:date>, <text:time>15:50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28T15:50:49.03</dc:date>
    <dc:creator>iwabuchi ken</dc:creator>
    <meta:editing-duration>P36DT4H14M58S</meta:editing-duration>
    <meta:editing-cycles>13226</meta:editing-cycles>
    <meta:document-statistic meta:table-count="1" meta:cell-count="509" meta:object-count="0"/>
  </office:meta>
</office:document-meta>
</file>